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-code">
      <style:paragraph-properties fo:orphans="2" fo:widows="2"/>
    </style:style>
    <style:style style:name="P8" style:family="paragraph" style:parent-style-name="Heading_20_2">
      <style:paragraph-properties fo:margin-top="0in" fo:margin-bottom="0.0972in" fo:orphans="2" fo:widows="2"/>
    </style:style>
    <style:style style:name="P9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9" text:outline-level="1">Extent</text:h>
      <text:p text:style-name="P3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This chapter specifies the <text:span text:style-name="T1">Extent</text:span> contract between an application component and the JDO implementation. </text:p>
      <text:p text:style-name="P4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8" text:outline-level="2">Overview</text:h>
      <text:p text:style-name="P1">An application needs to provide a candidate collection of instances to a query. If the query filtering is to be performed in the datastore, then the application must supply the collection of instances to be filtered. This is the primary function of the <text:span text:style-name="T1">Extent</text:span> interface.</text:p>
      <text:p text:style-name="P1">An <text:span text:style-name="T1">Extent</text:span> instance is logically a holder for information:</text:p>
      <text:p text:style-name="P5">•<text:tab/>the class of instances;</text:p>
      <text:p text:style-name="P5">•<text:tab/>whether subclasses are part of the <text:span text:style-name="T1">Extent</text:span>; and</text:p>
      <text:p text:style-name="P5">•<text:tab/>a collection of active iterators over the <text:span text:style-name="T1">Extent</text:span>.</text:p>
      <text:p text:style-name="P1">Thus, no action is taken at the time the <text:span text:style-name="T1">Extent</text:span> is constructed. The contents of the <text:span text:style-name="T1">Extent</text:span> are calculated at the point in time when a query is executed and when an iterator is obtained via the <text:span text:style-name="T1">iterator()</text:span> method. </text:p>
      <text:p text:style-name="P1">A query may be executed against either a <text:span text:style-name="T1">Collection</text:span> or an <text:span text:style-name="T1">Extent</text:span>. The <text:span text:style-name="T1">Extent</text:span> is used when the query is intended to be filtered by the datastore, not by in-memory processing. There are no <text:span text:style-name="T1">Collection</text:span> methods in <text:span text:style-name="T1">Extent</text:span> except for <text:span text:style-name="T1">iterator()</text:span>. Thus, common <text:span text:style-name="T1">Collection</text:span> behaviors are not possible, including determining whether one <text:span text:style-name="T1">Extent</text:span> contains another, determining the size of the <text:span text:style-name="T1">Extent</text:span>, or determining whether a specific instance is contained in the <text:span text:style-name="T1">Extent</text:span>. Any such operations must be performed by executing a query against the <text:span text:style-name="T1">Extent</text:span>.</text:p>
      <text:p text:style-name="P1">If the <text:span text:style-name="T1">Extent</text:span> is large, then an appropriate iteration strategy should be adopted by the JDO implementation.</text:p>
      <text:p text:style-name="P1">A15.1-1 [The <text:span text:style-name="T1">Extent</text:span> for classes of embedded instances is not affected by changes to fields in referencing class instances. ]</text:p>
      <text:p text:style-name="P4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8" text:outline-level="2">Goals</text:h>
      <text:p text:style-name="P1">The extent interface has the following goals:</text:p>
      <text:p text:style-name="P5">•<text:tab/>Large result set support. Queries might return massive numbers of JDO instances that match the query. The JDO <text:span text:style-name="T1">Query</text:span> architecture must provide for processing the results within the resource constraints of the execution environment.</text:p>
      <text:p text:style-name="P5"><text:soft-page-break/>•<text:tab/>Application resource management. Iterating an <text:span text:style-name="T1">Extent</text:span> might use resources that should be released when the application has finished an iteration. The application should be provided with a means to release iterator resources.</text:p>
      <text:p text:style-name="P5">•<text:tab/>Language support for Java 5 iteration. Extent extends the Iterable interface so that the native Java iteration using the <text:span text:style-name="T1">for... </text:span>operator works transparently with <text:span text:style-name="T1">Extent</text:span>. For example, </text:p>
      <text:p text:style-name="P6">•<text:tab/>for (Employee e: pm.getExtent(Employee.class) {// do something}</text:p>
      <text:p text:style-name="P4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8" text:outline-level="2">Interface Extent</text:h>
      <text:p text:style-name="P7">package javax.jdo;</text:p>
      <text:p text:style-name="P7">public interface Extent&lt;E&gt; extends Iterable&lt;E&gt; {</text:p>
      <text:p text:style-name="P7">Iterator&lt;E&gt; iterator();</text:p>
      <text:p text:style-name="P1">A15.3-1 [This method returns an <text:span text:style-name="T1">Iterator</text:span> over all the instances in the <text:span text:style-name="T1">Extent</text:span>.] A159.3-14 [If NontransactionalRead property is set to false, this method will throw a JDOUserException if called outside a transaction.]</text:p>
      <text:p text:style-name="P1">If the <text:span text:style-name="T1">IgnoreCache</text:span> option is set to <text:span text:style-name="T1">true</text:span> in the <text:span text:style-name="T1">PersistenceManager</text:span> at the time that this <text:span text:style-name="T1">Iterator</text:span> instance is obtained, then new and deleted instances in the current transaction might be ignored by the <text:span text:style-name="T1">Iterator</text:span> at the option of the implementation. That is, new instances might not be returned; and deleted instances might be returned. </text:p>
      <text:p text:style-name="P1">If the <text:span text:style-name="T1">IgnoreCache</text:span> option is set to <text:span text:style-name="T1">false</text:span> in the <text:span text:style-name="T1">PersistenceManager</text:span> at the time that this <text:span text:style-name="T1">Iterator</text:span> instance is obtained, then:</text:p>
      <text:p text:style-name="P5">•<text:span text:style-name="T2"><text:tab/></text:span>A15.3-2 [If instances were made persistent in the transaction prior to the execution of this method, the returned <text:span text:style-name="T1">Iterator</text:span> will contain the instances.] </text:p>
      <text:p text:style-name="P5">•<text:span text:style-name="T2"><text:tab/></text:span>A15.3-3 [If instances were deleted in the transaction prior to the execution of this method, the returned <text:span text:style-name="T1">Iterator</text:span> will not contain the instances.] </text:p>
      <text:p text:style-name="P1">The above describes the behavior of an extent-based query at query execution. </text:p>
      <text:p text:style-name="P1">A15.3-4 [If any mutating method, including the <text:span text:style-name="T1">remove</text:span> method, is called on the <text:span text:style-name="T1">Iterator</text:span> returned by this method, a <text:span text:style-name="T1">UnsupportedOperationException</text:span> is thrown]</text:p>
      <text:p text:style-name="P1">. If an iterator is acquired by the compiled <text:span text:style-name="T1">for...</text:span> operator, the iterator has no explicit reference from application code. Therefore, the implementation must not hold a strong reference to an iterator, allowing it to be garbage collected once the iterator goes out of scope.</text:p>
      <text:p text:style-name="P7">boolean hasSubclasses();</text:p>
      <text:p text:style-name="P1">A15.3-5, A15.3-6 [This method returns an indicator of whether the extent includes subclasses.]</text:p>
      <text:p text:style-name="P7">Class&lt;E&gt; getCandidateClass();</text:p>
      <text:p text:style-name="P1">A15.3-7 [This method returns the class of the instances contained in it.]</text:p>
      <text:p text:style-name="P7">FetchPlan getFetchPlan();</text:p>
      <text:p text:style-name="P1"><text:soft-page-break/>This method returns the fetch plan associated with the <text:span text:style-name="T1">Extent</text:span>. The fetch plan originally is a copy of the fetch plan that is active at the time the <text:span text:style-name="T1">Extent</text:span> is obtained from the <text:span text:style-name="T1">PersistenceManager</text:span>, and thereafter can be changed independent of the fetch plan of the <text:span text:style-name="T1">PersistenceManager</text:span>. </text:p>
      <text:p text:style-name="P1">The fetch plan settings affect iterators obtained from the <text:span text:style-name="T1">Extent</text:span>. When instances are retrieved from the datastore, the fetch plan settings that are current in the <text:span text:style-name="T1">Extent</text:span> affect the retrieval. Note that this means that portable applications do not change the fetch plan of an <text:span text:style-name="T1">Extent</text:span> while an iterator is active.</text:p>
      <text:p text:style-name="P7">PersistenceManager getPersistenceManager();</text:p>
      <text:p text:style-name="P1">A15.3-8 [This method returns the <text:span text:style-name="T1">PersistenceManager</text:span> that created it.]</text:p>
      <text:p text:style-name="P7">void close(Iterator i);</text:p>
      <text:p text:style-name="P1">This method closes an <text:span text:style-name="T1">Iterator</text:span> acquired from this <text:span text:style-name="T1">Extent</text:span>. A15.3-9 [After this call, the parameter <text:span text:style-name="T1">Iterator</text:span> will return <text:span text:style-name="T1">false</text:span> to <text:span text:style-name="T1">hasNext()</text:span>], and A15.3-10 [will throw <text:span text:style-name="T1">NoSuchElementException</text:span> to <text:span text:style-name="T1">next()</text:span>.] A15.3-11 [The <text:span text:style-name="T1">Extent</text:span> itself can still be used to acquire other iterators and can be used as the <text:span text:style-name="T1">Extent</text:span> for queries] . Iterators must be automatically closed by the jdo implementation if iterated to completion.</text:p>
      <text:p text:style-name="P7">void closeAll ();</text:p>
      <text:p text:style-name="P1">This method closes all iterators acquired from this <text:span text:style-name="T1">Extent</text:span>. A15.3-12 [After this call, all iterators acquired from this <text:span text:style-name="T1">Extent</text:span> will return <text:span text:style-name="T1">false</text:span> to <text:span text:style-name="T1">hasNext()</text:span>], and A15.3-13 [will throw <text:span text:style-name="T1">NoSuchElementException</text:span> to <text:span text:style-name="T1">next()</text:span>.]</text:p>
      <text:p text:style-name="P1">Any change made to the fetch plan of the associated <text:span text:style-name="T1">PersistenceManager</text:span> affects instance retrievals via next(). Only instances not already in memory are affected by the <text:span text:style-name="T1">PersistenceManager</text:span>’s fetch plan. Fetch plan is described in <text:a xlink:type="simple" xlink:href="#R-1075182">Section </text:a><text:a xlink:type="simple" xlink:href="#R-1075182"><text:bookmark-ref text:reference-format="text" text:ref-name="-1075182S">Error: Reference source not found</text:bookmark-ref></text:a>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2:49.05</meta:creation-date>
    <meta:editing-duration>PT2M2S</meta:editing-duration>
    <meta:generator>OpenOffice.org/3.4$Win32 OpenOffice.org_project/340m1$Build-9590</meta:generator>
    <dc:title>JDO_Chapter</dc:title>
    <dc:date>2012-07-31T20:16:12.45</dc:date>
    <meta:document-statistic meta:table-count="0" meta:image-count="4" meta:object-count="0" meta:page-count="3" meta:paragraph-count="48" meta:word-count="897" meta:character-count="58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